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1.81pt"/>
    </style:style>
    <style:style style:name="co2" style:family="table-column">
      <style:table-column-properties fo:break-before="auto" style:column-width="335.91pt"/>
    </style:style>
    <style:style style:name="co3" style:family="table-column">
      <style:table-column-properties fo:break-before="auto" style:column-width="81.01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Neue" fo:font-size="12pt" fo:font-style="normal" fo:text-shadow="none" style:text-underline-style="none" fo:font-weight="normal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Neue" fo:font-size="12pt" fo:font-style="normal" fo:text-shadow="none" style:text-underline-style="none" fo:font-weight="bold" style:font-size-asian="12pt" style:font-style-asian="normal" style:font-weight-asian="bold" style:font-name-complex="HelveticaNeue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ropos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ub Task</text:p>
          </table:table-cell>
          <table:table-cell/>
          <table:table-cell table:style-name="ce1" office:value-type="string" calcext:value-type="string">
            <text:p>Effort (day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alysis/design</text:p>
          </table:table-cell>
          <table:table-cell table:number-columns-repeated="2"/>
          <table:table-cell table:formula="of:=[.C4]+[.C5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urrent and future architect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ssaging reqs and architectur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ker fundamentals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entOS 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zul Java (ease change to Oracle Java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uild script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ocker secrets 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ging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P bootstrap logging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ogging from running contain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omcat logging 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/CD setu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/A, automated testing setu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sitory configura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riaDB (external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B JDBC driver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otentially other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ib integra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ither Shib+Spring secur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or Apache+Shib running in the same contain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pgrad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etect, announce, point to documen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d-on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IER beac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ulti-process contain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Sum</text:p>
          </table:table-cell>
          <table:table-cell table:style-name="ce1" table:formula="of:=SUM([.D3:.D33]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cker compos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 LDAP/AD &amp; possibly other typical system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eystores mng (ssl connectivit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her typical topic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Sum</text:p>
          </table:table-cell>
          <table:table-cell table:style-name="ce1" table:formula="of:=SUM([.D38:.D41])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[.D35]+[.D42]" office:value-type="float" office:value="87" calcext:value-type="float">
            <text:p>8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ssump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tomated builds and Q/A setup in TIER infrastructure.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Legal issues related to packaging, for example Java, MySQL/MariaDB GPL JDBC dri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ut-of-sco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dPoint will be shipped as one application, no separation of frontend and backend packag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ssaging, inbound and outbound implementation is out of scope for now, we will focus on requirements and architecture only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 JMX/SNMP monitoring, nor modern metrics systems in this SoW. Just the Beac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ipping more system drivers/connectors (Cloud, REST, MS Exchange, Banner …) with containers - for now a vision, not in scope, targeted for different S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are not covering all items in the SoW proposal as stated here: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https://spaces.internet2.edu/display/TPWG/TIER+midPoint+-+Docker+Reference+Implementa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ome items are out-of-scope, like messaging, LDAP only as optional package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Farinic</meta:initial-creator>
    <dc:creator>Igor Farinic</dc:creator>
    <meta:creation-date>2018-06-07T16:17:22</meta:creation-date>
    <dc:date>2018-06-07T16:30:47</dc:date>
    <meta:generator>LibreOffice/5.1.6.2$Linux_X86_64 LibreOffice_project/10m0$Build-2</meta:generator>
    <meta:document-statistic meta:table-count="1" meta:cell-count="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